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40509" officeooo:paragraph-rsid="000780d6"/>
    </style:style>
    <style:style style:name="P2" style:family="paragraph" style:parent-style-name="Standard">
      <style:text-properties officeooo:paragraph-rsid="000780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amatica</text:p>
      <text:p text:style-name="P2"/>
      <text:p text:style-name="P1">Fil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eferencias</text:p>
      <text:p text:style-name="P1"/>
      <text:p text:style-name="P1">Ansi C : http://flash-gordon.me.uk/ansi.c.tx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4T20:27:58.096270709</meta:creation-date>
    <dc:date>2022-08-04T20:28:42.287753307</dc:date>
    <meta:editing-duration>PT44S</meta:editing-duration>
    <meta:editing-cycles>1</meta:editing-cycles>
    <meta:document-statistic meta:table-count="0" meta:image-count="0" meta:object-count="0" meta:page-count="1" meta:paragraph-count="4" meta:word-count="7" meta:character-count="69" meta:non-whitespace-character-count="66"/>
    <meta:generator>LibreOffice/7.3.4.2$Linux_X86_64 LibreOffice_project/30$Build-2</meta:generator>
  </office:meta>
</office:document-meta>
</file>